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office:forms form:automatic-focus="false" form:apply-design-mode="false"/>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5 seconds. That Survivor suffers from the Oblivious Status Effect for 16/18/2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6/12/8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20/25/30 seconds. Hysteria has a cool-down of 3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You have been designed to track down and eliminate targets. At the start of the Trial, the Auras of all Survivors are revealed to you for 7/8/9 seconds. Extends the duration of all instances of a Survivor Aura being revealed to you by +2 seconds. Lethal Pursuer benefits from its own effect.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4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3 seconds. Dance With Me has a cool-down of 30/25/20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3 seconds. Deception has a cool-down of 30/25/20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30/25/20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3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60/50/40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ferocity of your bloodlust stirs the otherworldly forces of the Realm, awakening Hex Totems in your favor. Unleash a relentless assault on Survivors to hinder them in those crucial moments and close the gap when they’re most vulnerable. Damage a number of Survivors to turn a Dull Totem into a Hex: Totem. While the Hex is active, Survivors will become temporarily Hindered when hit with a Basic Attack.</text:p>
          </table:table-cell>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pain you inflict spurs you on, bringing you that much closer to your next mouth-watering bite. Unleash damage upon your victims to quicken the time it takes to pick them up, drop them, and Hook them. Every second counts... Whenever a Survivor takes damage, gain a Token, up to a max of 8. For each Token, increase the speed you pick up, drop, and Hook Survivors.</text:p>
          </table:table-cell>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Spread your violent attention and The Entity will reward your devotion. Though Survivors may take solace in completing their objective, it is in this precious moment that all hope will be swallowed. When you Hook a Survivor for the first time, gain 1 token, up to 4. When all Generators are completed, for each token, all Windows and upright Pallets are blocked for a duration.</text:p>
          </table:table-cell>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CARNANEVOA25</text:p>
          </table:table-cell>
          <table:table-cell office:value-type="string" calcext:value-type="string">
            <text:p>"300K Bloodpoints, 30x Rift Fragments, Confetti Mask Badge, Hanging Umbrellas Banner"</text:p>
          </table:table-cell>
          <table:table-cell office:value-type="string" calcext:value-type="string">
            <text:p>temp</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
      <table:table table:name="Killers" table:style-name="ta1">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SPECIAL TRAP: BEAR TRAP. The Trapper starts the Trial with 2 Bear Traps equipped. Additionally, 8 Disarmed Bear Traps spawn in random locations throughout the environment. The Auras of Bear Traps are revealed to The Trapper at all times. SPECIAL INTERACTION: COLLECTING TRAPS. Press the Interaction button while standing near or above a Bear Trap to retrieve and collect it. The Trapper may carry up to 2 Bear Traps at a time. SPECIAL INTERACTION: SETTING TRAPS. Press and hold the Power button to set and arm a carried Bear Trap: Grants a +7.5 % Haste Status Effect for 5 seconds. Armed Bear Traps trap and immobilise any Survivor stepping into them. This will also injure healthy Survivors. Trapped Survivors can try to free themselves from it, which may take several attempts, or wait for another Survivor to rescue them. Armed Bear Traps also temporarily trap and immobilise The Trapper stepping into them, until he frees his foot and resets it. This will cause any carried Survivor to escape from his shoulder. SPECIAL INTERACTION: RESETTING TRAPS. Press and hold the Power button while standing above a Disarmed Bear Trap to reset and arm it. SPECIAL INTERACTION: CATCHING SURVIVORS. Press the Interaction button while standing near a Trapped Survivor to lift them out of the Bear Trap and onto The Trapper's shoulder, immediately allowing him to carry them. </text:p>
          </table:table-cell>
          <table:table-cell office:value-type="string" calcext:value-type="string">
            <text:p>"A large foothold trap made of steel. Bear Traps are found lying around throughout the Trial Grounds, waiting to be picked up and set anywhere."</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SPECIAL OBJECT: WAILING BELL. The Wraith starts the Trial in the Cloaked State, which has the following effects: Grants the Undetectable Status Effect. Increases his Movement speed to 6 m/s. Fully invisible to Survivors who are farther than 20 metres away from him. Partially invisible to Survivors who are within 20 metres of him. Fully transparent while stationary for a moment and for as long as he remains unmoving. Removes the ability to attack or interact with Survivors. The Wraith is still able to interact with Props. Ringing the Wailing Bell can be heard by Survivors throughout the Trial within the following ranges: The bell toll has a range of 24 metres. The accompanying *Wooosh* noise during the transition phase has a range of 40 metres. SPECIAL ABILITY: CLOAK / UNCLOAK. The Wraith must Uncloak in order to attack and interact with Survivors. Press and hold the Power button at any time to ring the Wailing Bell and Uncloak, exiting the Spirit World: Boosts his Movement speed to 150 % for 1 second. The Wraith can Cloak and re-enter the Spirit World at any time by pressing and holding the Power button again to ring the Wailing Bell.</text:p>
          </table:table-cell>
          <table:table-cell office:value-type="string" calcext:value-type="string">
            <text:p>"A heavy cast iron bell imbued with ancient powers. Allows the user to enter and walk the Spirit World when rung."</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Test 3</text:p>
          </table:table-cell>
          <table:table-cell office:value-type="string" calcext:value-type="string">
            <text:p>Test Again 3</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Test 4</text:p>
          </table:table-cell>
          <table:table-cell office:value-type="string" calcext:value-type="string">
            <text:p>Test Again 4</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6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Test 5</text:p>
          </table:table-cell>
          <table:table-cell office:value-type="string" calcext:value-type="string">
            <text:p>Test Again 5</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Test 6</text:p>
          </table:table-cell>
          <table:table-cell office:value-type="string" calcext:value-type="string">
            <text:p>Test Again 6</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Test 7</text:p>
          </table:table-cell>
          <table:table-cell office:value-type="string" calcext:value-type="string">
            <text:p>Test Again 7</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Test 8</text:p>
          </table:table-cell>
          <table:table-cell office:value-type="string" calcext:value-type="string">
            <text:p>Test Again 8</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Test 9</text:p>
          </table:table-cell>
          <table:table-cell office:value-type="string" calcext:value-type="string">
            <text:p>Test Again 9</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Test 10</text:p>
          </table:table-cell>
          <table:table-cell office:value-type="string" calcext:value-type="string">
            <text:p>Test Again 10</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Test 11</text:p>
          </table:table-cell>
          <table:table-cell office:value-type="string" calcext:value-type="string">
            <text:p>Test Again 11</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Test 12</text:p>
          </table:table-cell>
          <table:table-cell office:value-type="string" calcext:value-type="string">
            <text:p>Test Again 12</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Test 13</text:p>
          </table:table-cell>
          <table:table-cell office:value-type="string" calcext:value-type="string">
            <text:p>Test Again 13</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Test 14</text:p>
          </table:table-cell>
          <table:table-cell office:value-type="string" calcext:value-type="string">
            <text:p>Test Again 14</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Test 15</text:p>
          </table:table-cell>
          <table:table-cell office:value-type="string" calcext:value-type="string">
            <text:p>Test Again 15</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Test 16</text:p>
          </table:table-cell>
          <table:table-cell office:value-type="string" calcext:value-type="string">
            <text:p>Test Again 16</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Test 17</text:p>
          </table:table-cell>
          <table:table-cell office:value-type="string" calcext:value-type="string">
            <text:p>Test Again 17</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Test 18</text:p>
          </table:table-cell>
          <table:table-cell office:value-type="string" calcext:value-type="string">
            <text:p>Test Again 18</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Test 19</text:p>
          </table:table-cell>
          <table:table-cell office:value-type="string" calcext:value-type="string">
            <text:p>Test Again 19</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Test 20</text:p>
          </table:table-cell>
          <table:table-cell office:value-type="string" calcext:value-type="string">
            <text:p>Test Again 20</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Test 21</text:p>
          </table:table-cell>
          <table:table-cell office:value-type="string" calcext:value-type="string">
            <text:p>Test Again 21</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Test 22</text:p>
          </table:table-cell>
          <table:table-cell office:value-type="string" calcext:value-type="string">
            <text:p>Test Again 22</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Test 23</text:p>
          </table:table-cell>
          <table:table-cell office:value-type="string" calcext:value-type="string">
            <text:p>Test Again 23</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Test 24</text:p>
          </table:table-cell>
          <table:table-cell office:value-type="string" calcext:value-type="string">
            <text:p>Test Again 24</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Test 25</text:p>
          </table:table-cell>
          <table:table-cell office:value-type="string" calcext:value-type="string">
            <text:p>Test Again 25</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Woman</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Test 26</text:p>
          </table:table-cell>
          <table:table-cell office:value-type="string" calcext:value-type="string">
            <text:p>Test Again 26</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Test 27</text:p>
          </table:table-cell>
          <table:table-cell office:value-type="string" calcext:value-type="string">
            <text:p>Test Again 27</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Test 28</text:p>
          </table:table-cell>
          <table:table-cell office:value-type="string" calcext:value-type="string">
            <text:p>Test Again 28</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Test 29</text:p>
          </table:table-cell>
          <table:table-cell office:value-type="string" calcext:value-type="string">
            <text:p>Test Again 29</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Test 30</text:p>
          </table:table-cell>
          <table:table-cell office:value-type="string" calcext:value-type="string">
            <text:p>Test Again 30</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Test 31</text:p>
          </table:table-cell>
          <table:table-cell office:value-type="string" calcext:value-type="string">
            <text:p>Test Again 31</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 This killer is the dumbest killer in the game btw, BHVR interactive would do well to just delete her at this point.</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Test 32</text:p>
          </table:table-cell>
          <table:table-cell office:value-type="string" calcext:value-type="string">
            <text:p>Test Again 32</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Test 33</text:p>
          </table:table-cell>
          <table:table-cell office:value-type="string" calcext:value-type="string">
            <text:p>Test Again 33</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Test 34</text:p>
          </table:table-cell>
          <table:table-cell office:value-type="string" calcext:value-type="string">
            <text:p>Test Again 34</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Test 35</text:p>
          </table:table-cell>
          <table:table-cell office:value-type="string" calcext:value-type="string">
            <text:p>Test Again 35</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Test 36</text:p>
          </table:table-cell>
          <table:table-cell office:value-type="string" calcext:value-type="string">
            <text:p>Test Again 36</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Test 37</text:p>
          </table:table-cell>
          <table:table-cell office:value-type="string" calcext:value-type="string">
            <text:p>Test Again 37</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Test 38</text:p>
          </table:table-cell>
          <table:table-cell office:value-type="string" calcext:value-type="string">
            <text:p>Test Again 38</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3">00/00/0000</text:date>, <text:time style:data-style-name="N2" text:time-value="10:15:32.51583440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4-03T14:36:22.975131126</dc:date>
    <meta:editing-duration>PT12H28M26S</meta:editing-duration>
    <meta:editing-cycles>97</meta:editing-cycles>
    <meta:generator>LibreOffice/25.2.2.2$Linux_X86_64 LibreOffice_project/7370d4be9e3cf6031a51beef54ff3bda878e3fac</meta:generator>
    <meta:document-statistic meta:table-count="5" meta:cell-count="3103" meta:object-count="0"/>
  </office:meta>
</office:document-meta>
</file>